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2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12.24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62.9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55mm"/>
    </style:style>
    <style:style style:name="co16" style:family="table-column">
      <style:table-column-properties fo:break-before="auto" style:column-width="53.38mm"/>
    </style:style>
    <style:style style:name="co17" style:family="table-column">
      <style:table-column-properties fo:break-before="auto" style:column-width="158.22mm"/>
    </style:style>
    <style:style style:name="co18" style:family="table-column">
      <style:table-column-properties fo:break-before="auto" style:column-width="158.49mm"/>
    </style:style>
    <style:style style:name="co19" style:family="table-column">
      <style:table-column-properties fo:break-before="auto" style:column-width="158.77mm"/>
    </style:style>
    <style:style style:name="co20" style:family="table-column">
      <style:table-column-properties fo:break-before="auto" style:column-width="40.3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9.79mm"/>
    </style:style>
    <style:style style:name="co23" style:family="table-column">
      <style:table-column-properties fo:break-before="auto" style:column-width="13.09mm"/>
    </style:style>
    <style:style style:name="co24" style:family="table-column">
      <style:table-column-properties fo:break-before="auto" style:column-width="9.3mm"/>
    </style:style>
    <style:style style:name="co25" style:family="table-column">
      <style:table-column-properties fo:break-before="auto" style:column-width="8.22mm"/>
    </style:style>
    <style:style style:name="co26" style:family="table-column">
      <style:table-column-properties fo:break-before="auto" style:column-width="10.65mm"/>
    </style:style>
    <style:style style:name="co27" style:family="table-column">
      <style:table-column-properties fo:break-before="auto" style:column-width="7.41mm"/>
    </style:style>
    <style:style style:name="co28" style:family="table-column">
      <style:table-column-properties fo:break-before="auto" style:column-width="35.12mm"/>
    </style:style>
    <style:style style:name="co29" style:family="table-column">
      <style:table-column-properties fo:break-before="auto" style:column-width="25.05mm"/>
    </style:style>
    <style:style style:name="co30" style:family="table-column">
      <style:table-column-properties fo:break-before="auto" style:column-width="33.76mm"/>
    </style:style>
    <style:style style:name="co31" style:family="table-column">
      <style:table-column-properties fo:break-before="auto" style:column-width="18.5mm"/>
    </style:style>
    <style:style style:name="co32" style:family="table-column">
      <style:table-column-properties fo:break-before="auto" style:column-width="37.31mm"/>
    </style:style>
    <style:style style:name="co33" style:family="table-column">
      <style:table-column-properties fo:break-before="auto" style:column-width="19.05mm"/>
    </style:style>
    <style:style style:name="co34" style:family="table-column">
      <style:table-column-properties fo:break-before="auto" style:column-width="46.57mm"/>
    </style:style>
    <style:style style:name="co35" style:family="table-column">
      <style:table-column-properties fo:break-before="auto" style:column-width="20.73mm"/>
    </style:style>
    <style:style style:name="co36" style:family="table-column">
      <style:table-column-properties fo:break-before="auto" style:column-width="20.69mm"/>
    </style:style>
    <style:style style:name="co37" style:family="table-column">
      <style:table-column-properties fo:break-before="auto" style:column-width="29.95mm"/>
    </style:style>
    <style:style style:name="co38" style:family="table-column">
      <style:table-column-properties fo:break-before="auto" style:column-width="39.76mm"/>
    </style:style>
    <style:style style:name="co39" style:family="table-column">
      <style:table-column-properties fo:break-before="auto" style:column-width="31.86mm"/>
    </style:style>
    <style:style style:name="co40" style:family="table-column">
      <style:table-column-properties fo:break-before="auto" style:column-width="14.43mm"/>
    </style:style>
    <style:style style:name="co41" style:family="table-column">
      <style:table-column-properties fo:break-before="auto" style:column-width="11.69mm"/>
    </style:style>
    <style:style style:name="co47" style:family="table-column">
      <style:table-column-properties fo:break-before="auto" style:column-width="25.31mm"/>
    </style:style>
    <style:style style:name="co48" style:family="table-column">
      <style:table-column-properties fo:break-before="auto" style:column-width="24.5mm"/>
    </style:style>
    <style:style style:name="co49" style:family="table-column">
      <style:table-column-properties fo:break-before="auto" style:column-width="23.95mm"/>
    </style:style>
    <style:style style:name="co50" style:family="table-column">
      <style:table-column-properties fo:break-before="auto" style:column-width="24.24mm"/>
    </style:style>
    <style:style style:name="co51" style:family="table-column">
      <style:table-column-properties fo:break-before="auto" style:column-width="28.05mm"/>
    </style:style>
    <style:style style:name="co52" style:family="table-column">
      <style:table-column-properties fo:break-before="auto" style:column-width="42.74mm"/>
    </style:style>
    <style:style style:name="co53" style:family="table-column">
      <style:table-column-properties fo:break-before="auto" style:column-width="113.82mm"/>
    </style:style>
    <style:style style:name="co54" style:family="table-column">
      <style:table-column-properties fo:break-before="auto" style:column-width="20.14mm"/>
    </style:style>
    <style:style style:name="co55" style:family="table-column">
      <style:table-column-properties fo:break-before="auto" style:column-width="22.05mm"/>
    </style:style>
    <style:style style:name="co56" style:family="table-column">
      <style:table-column-properties fo:break-before="auto" style:column-width="38.3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2" style:family="table-cell" style:parent-style-name="Default">
      <style:table-cell-properties fo:background-color="#99ccff" fo:border="0.06pt solid #000000"/>
    </style:style>
    <style:style style:name="ce154" style:family="table-cell" style:parent-style-name="Default">
      <style:table-cell-properties fo:background-color="#e6e6e6" fo:border="0.06pt solid #000000"/>
    </style:style>
    <style:style style:name="ce257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cccccc" fo:border="0.06pt solid #000000"/>
    </style:style>
    <style:style style:name="ce286" style:family="table-cell" style:parent-style-name="Default">
      <style:table-cell-properties fo:background-color="#0000ff" fo:border="0.06pt solid #000000"/>
    </style:style>
    <style:style style:name="ce287" style:family="table-cell" style:parent-style-name="Default">
      <style:table-cell-properties fo:background-color="#00ae00" fo:border="0.06pt solid #000000"/>
    </style:style>
    <style:style style:name="ce288" style:family="table-cell" style:parent-style-name="Default">
      <style:table-cell-properties fo:background-color="#ff8080" fo:border="0.06pt solid #000000"/>
    </style:style>
    <style:style style:name="ce290" style:family="table-cell" style:parent-style-name="Default">
      <style:table-cell-properties fo:background-color="#ffff00" fo:border="0.06pt solid #000000"/>
    </style:style>
    <style:style style:name="ce291" style:family="table-cell" style:parent-style-name="Default">
      <style:table-cell-properties fo:background-color="#ff9966" fo:border="0.06pt solid #000000"/>
    </style:style>
    <style:style style:name="ce292" style:family="table-cell" style:parent-style-name="Default">
      <style:table-cell-properties fo:background-color="#9966cc" fo:border="0.06pt solid #000000"/>
    </style:style>
    <style:style style:name="ce29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fo:background-color="transparent" fo:border="0.06pt solid #000000"/>
    </style:style>
    <style:style style:name="ce295" style:family="table-cell" style:parent-style-name="Default">
      <style:table-cell-properties fo:background-color="#e6e6ff" fo:border="0.06pt solid #000000"/>
    </style:style>
    <style:style style:name="ce296" style:family="table-cell" style:parent-style-name="Default">
      <style:table-cell-properties fo:background-color="#e6e6ff" fo:border="0.99pt solid #000000"/>
    </style:style>
    <style:style style:name="ce297" style:family="table-cell" style:parent-style-name="Default">
      <style:table-cell-properties fo:background-color="#c2d2f9" fo:border="0.06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 style:shrink-to-fit="true"/>
    </style:style>
    <style:style style:name="ce2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 style:shrink-to-fit="true"/>
    </style:style>
    <style:style style:name="ce28" style:family="table-cell" style:parent-style-name="Default">
      <style:table-cell-properties fo:background-color="transparent" fo:border="0.74pt solid #000000" style:shrink-to-fit="true"/>
    </style:style>
    <style:style style:name="ce29" style:family="table-cell" style:parent-style-name="Default">
      <style:table-cell-properties fo:background-color="#00dcff" fo:border="0.74pt solid #000000" style:shrink-to-fit="true"/>
    </style:style>
    <style:style style:name="ce30" style:family="table-cell" style:parent-style-name="Default">
      <style:table-cell-properties fo:background-color="#c5000b" fo:border="0.74pt solid #000000" style:shrink-to-fit="true"/>
    </style:style>
    <style:style style:name="ce31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4" style:family="table-cell" style:parent-style-name="Default">
      <style:table-cell-properties fo:border="0.74pt solid #000000" style:shrink-to-fit="true"/>
      <style:text-properties style:use-window-font-color="true"/>
    </style:style>
    <style:style style:name="ce35" style:family="table-cell" style:parent-style-name="Default">
      <style:table-cell-properties style:shrink-to-fit="true"/>
    </style:style>
    <style:style style:name="ce36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shrink-to-fit="false" style:vertical-align="middle"/>
    </style:style>
    <style:style style:name="ce43" style:family="table-cell" style:parent-style-name="Default">
      <style:table-cell-properties style:shrink-to-fit="false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49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1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53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5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7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59" style:family="table-cell" style:parent-style-name="Default">
      <style:table-cell-properties fo:background-color="transparent" style:shrink-to-fit="true"/>
    </style:style>
    <style:style style:name="ce60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transparent" style:shrink-to-fit="false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a6fda6" fo:border="0.74pt solid #000000" style:shrink-to-fit="true"/>
    </style:style>
    <style:style style:name="ce73" style:family="table-cell" style:parent-style-name="Default">
      <style:table-cell-properties fo:background-color="#ffcc99" fo:border="0.74pt solid #000000" style:shrink-to-fit="true"/>
    </style:style>
    <style:style style:name="ce191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cc" fo:border="0.06pt solid #000000"/>
    </style:style>
    <style:style style:name="ce76" style:family="table-cell" style:parent-style-name="Default">
      <style:table-cell-properties fo:background-color="#00ff00" fo:border="0.06pt solid #000000"/>
    </style:style>
    <style:style style:name="ce194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99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85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8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6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09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5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47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2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35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6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9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2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4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ackground-color="#ffcc99" fo:border="0.06pt solid #000000"/>
    </style:style>
    <style:style style:name="ce280" style:family="table-cell" style:parent-style-name="Default">
      <style:table-cell-properties fo:background-color="#99ccff" fo:border="0.06pt solid #000000"/>
    </style:style>
    <style:style style:name="ce153" style:family="table-cell" style:parent-style-name="Default">
      <style:table-cell-properties fo:background-color="#ccffff" fo:border="0.06pt solid #000000"/>
    </style:style>
    <style:style style:name="ce282" style:family="table-cell" style:parent-style-name="Default">
      <style:table-cell-properties fo:background-color="#e6e6e6" fo:border="0.06pt solid #000000"/>
    </style:style>
    <style:style style:name="ce155" style:family="table-cell" style:parent-style-name="Default">
      <style:table-cell-properties fo:background-color="#a6fda6" fo:border="0.06pt solid #000000"/>
    </style:style>
    <style:style style:name="ce15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none"/>
    </style:style>
    <style:style style:name="ce300" style:family="table-cell" style:parent-style-name="Default">
      <style:table-cell-properties fo:background-color="#cccccc" fo:border="0.06pt solid #000000"/>
    </style:style>
    <style:style style:name="ce301" style:family="table-cell" style:parent-style-name="Default">
      <style:table-cell-properties fo:background-color="#0000ff" fo:border="0.06pt solid #000000"/>
    </style:style>
    <style:style style:name="ce302" style:family="table-cell" style:parent-style-name="Default">
      <style:table-cell-properties fo:background-color="#00ae00" fo:border="0.06pt solid #000000"/>
    </style:style>
    <style:style style:name="ce303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5" style:family="table-cell" style:parent-style-name="Default">
      <style:table-cell-properties fo:background-color="#ff9966" fo:border="0.06pt solid #000000"/>
    </style:style>
    <style:style style:name="ce306" style:family="table-cell" style:parent-style-name="Default">
      <style:table-cell-properties fo:background-color="#9966cc" fo:border="0.06pt solid #000000"/>
    </style:style>
    <style:style style:name="ce30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e6e6ff" fo:border="0.06pt solid #000000"/>
    </style:style>
    <style:style style:name="ce309" style:family="table-cell" style:parent-style-name="Default">
      <style:table-cell-properties fo:background-color="#e6e6ff" fo:border="0.99pt solid #000000"/>
    </style:style>
    <style:style style:name="ce310" style:family="table-cell" style:parent-style-name="Default">
      <style:table-cell-properties fo:background-color="#c2d2f9" fo:border="0.06pt solid #000000"/>
    </style:style>
    <style:style style:name="ce31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ffff" fo:border="0.74pt solid #000000" style:shrink-to-fit="true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21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2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1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59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1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63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6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65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8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9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7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33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7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5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1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2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3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4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9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 (Old)'.$A$2:$'Modifier List (Old)'.$A$24])" table:allow-empty-cell="true" table:display-list="sort-ascending" table:base-cell-address="'Details (Default)'.C2"/>
        <table:content-validation table:name="val7" table:condition="of:cell-content-is-in-list([$'Results List'.$A$2:$'Results List'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 (Old)'.$A$2:$'Modifier List (Old)'.$A$24])" table:allow-empty-cell="true" table:display-list="sort-ascending" table:base-cell-address="'Details (Default)'.F2"/>
        <table:content-validation table:name="val10" table:condition="of:cell-content-is-in-list([$'Results List'.$A$2:$'Results List'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 (Old)'.$A$2:$'Modifier List (Old)'.$A$24])" table:allow-empty-cell="true" table:display-list="sort-ascending" table:base-cell-address="'Details (Default)'.I2"/>
        <table:content-validation table:name="val13" table:condition="of:cell-content-is-in-list([$'Results List'.$A$2:$'Results List'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 (Old)'.$A$2:$'Modifier List (Old)'.$A$24])" table:allow-empty-cell="true" table:display-list="sort-ascending" table:base-cell-address="'Details (Default)'.L2"/>
        <table:content-validation table:name="val16" table:condition="of:cell-content-is-in-list([$'Results List'.$A$2:$'Results List'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 (Old)'.$A$2:$'Modifier List (Old)'.$A$24])" table:allow-empty-cell="true" table:display-list="sort-ascending" table:base-cell-address="'Details (Default)'.O2"/>
        <table:content-validation table:name="val19" table:condition="of:cell-content-is-in-list([$'Results List'.$A$2:$'Results List'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 (Old)'.$A$2:$'Modifier List (Old)'.$A$24])" table:allow-empty-cell="true" table:display-list="sort-ascending" table:base-cell-address="'Details (Default)'.R2"/>
        <table:content-validation table:name="val22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23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8" table:default-cell-style-name="ce20"/>
        <table:table-column table:style-name="co9" table:default-cell-style-name="ce20"/>
        <table:table-column table:style-name="co10" table:default-cell-style-name="ce26"/>
        <table:table-column table:style-name="co12" table:default-cell-style-name="ce26"/>
        <table:table-column table:style-name="co13" table:default-cell-style-name="ce33"/>
        <table:table-column table:style-name="co15" table:default-cell-style-name="ce26"/>
        <table:table-column table:style-name="co16" table:default-cell-style-name="ce26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11" table:number-columns-repeated="874" table:default-cell-style-name="ce35"/>
        <table:table-column table:style-name="co11" table:number-columns-repeated="140" table:default-cell-style-name="Default"/>
        <table:table-row table:style-name="ro3">
          <table:table-cell table:style-name="ce18" table:content-validation-name="val1" office:value-type="string" calcext:value-type="string">
            <text:p><text:s text:c="2"/>Generate / Refresh Overview:</text:p>
          </table:table-cell>
          <table:table-cell table:style-name="ce18" table:content-validation-name="val2"/>
          <table:table-cell table:style-name="ce27" office:value-type="string" calcext:value-type="string">
            <text:p>Default</text:p>
          </table:table-cell>
          <table:table-cell table:style-name="ce18"/>
          <table:table-cell table:style-name="ce31" table:content-validation-name="val3"/>
          <table:table-cell table:style-name="ce18" table:number-columns-repeated="4"/>
          <table:table-cell table:style-name="ce41"/>
          <table:table-cell table:style-name="ce42" table:number-columns-repeated="874"/>
          <table:table-cell table:style-name="ce44" table:number-columns-repeated="140"/>
        </table:table-row>
        <table:table-row table:style-name="ro2">
          <table:table-cell table:style-name="ce19" table:content-validation-name="val1" office:value-type="string" calcext:value-type="string">
            <text:p>View</text:p>
          </table:table-cell>
          <table:table-cell table:style-name="ce19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32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43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style-name="ce34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34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9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0.83mm" svg:y="1.86mm" draw:control="control2"/>
        </table:shapes>
        <table:table-column table:style-name="co20" table:default-cell-style-name="ce20"/>
        <table:table-column table:style-name="co21" table:default-cell-style-name="ce33"/>
        <table:table-column table:style-name="co13" table:default-cell-style-name="ce33"/>
        <table:table-column table:style-name="co14" table:default-cell-style-name="ce33"/>
        <table:table-column table:style-name="co22" table:default-cell-style-name="ce33"/>
        <table:table-column table:style-name="co23" table:number-columns-repeated="4" table:default-cell-style-name="ce33"/>
        <table:table-column table:style-name="co24" table:number-columns-repeated="2" table:default-cell-style-name="ce33"/>
        <table:table-column table:style-name="co25" table:default-cell-style-name="ce33"/>
        <table:table-column table:style-name="co26" table:number-columns-repeated="2" table:default-cell-style-name="ce33"/>
        <table:table-column table:style-name="co25" table:default-cell-style-name="ce33"/>
        <table:table-column table:style-name="co27" table:default-cell-style-name="ce33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3">
          <table:table-cell table:style-name="ce45" office:value-type="string" calcext:value-type="string">
            <text:p><text:s text:c="36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15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19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19" office:value-type="string" calcext:value-type="string">
            <text:p>Notes 1</text:p>
          </table:table-cell>
          <table:table-cell table:style-name="ce19" office:value-type="string" calcext:value-type="string">
            <text:p>Notes 2</text:p>
          </table:table-cell>
          <table:table-cell table:style-name="ce19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5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2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0"/>
          <table:table-cell table:number-columns-repeated="1007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3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5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(Default)" table:style-name="ta1"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3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4" table:default-cell-style-name="ce35"/>
        <table:table-column table:style-name="co35" table:number-columns-repeated="2" table:default-cell-style-name="ce35"/>
        <table:table-column table:style-name="co34" table:default-cell-style-name="ce35"/>
        <table:table-column table:style-name="co36" table:default-cell-style-name="ce35"/>
        <table:table-column table:style-name="co17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199" table:content-validation-name="val5" office:value-type="string" calcext:value-type="string">
            <text:p>&gt; Phase 0 result</text:p>
          </table:table-cell>
          <table:table-cell table:style-name="ce199" table:content-validation-name="val6"/>
          <table:table-cell table:style-name="ce206" table:content-validation-name="val7"/>
          <table:table-cell table:style-name="ce209" table:content-validation-name="val8" office:value-type="string" calcext:value-type="string">
            <text:p>&gt; Phase 1 result</text:p>
          </table:table-cell>
          <table:table-cell table:style-name="ce209" table:content-validation-name="val9"/>
          <table:table-cell table:style-name="ce206" table:content-validation-name="val10"/>
          <table:table-cell table:style-name="ce209" table:content-validation-name="val11" office:value-type="string" calcext:value-type="string">
            <text:p>&gt; Phase 2 result</text:p>
          </table:table-cell>
          <table:table-cell table:style-name="ce209" table:content-validation-name="val12"/>
          <table:table-cell table:style-name="ce206" table:content-validation-name="val13"/>
          <table:table-cell table:style-name="ce209" table:content-validation-name="val14" office:value-type="string" calcext:value-type="string">
            <text:p>&gt; Phase 3 result</text:p>
          </table:table-cell>
          <table:table-cell table:style-name="ce209" table:content-validation-name="val15"/>
          <table:table-cell table:style-name="ce206" table:content-validation-name="val16"/>
          <table:table-cell table:style-name="ce209" table:content-validation-name="val17" office:value-type="string" calcext:value-type="string">
            <text:p>&gt; Phase 4 result</text:p>
          </table:table-cell>
          <table:table-cell table:style-name="ce209" table:content-validation-name="val18"/>
          <table:table-cell table:style-name="ce206" table:content-validation-name="val19"/>
          <table:table-cell table:style-name="ce209" table:content-validation-name="val20" office:value-type="string" calcext:value-type="string">
            <text:p>&gt; Phase 5 result</text:p>
          </table:table-cell>
          <table:table-cell table:style-name="ce209" table:content-validation-name="val21"/>
          <table:table-cell table:style-name="ce247" table:content-validation-name="val1" office:value-type="string" calcext:value-type="string">
            <text:p>Notes 1</text:p>
          </table:table-cell>
          <table:table-cell table:style-name="ce247" office:value-type="string" calcext:value-type="string">
            <text:p>Notes 2</text:p>
          </table:table-cell>
          <table:table-cell table:style-name="ce247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91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79" table:content-validation-name="val4" office:value-type="string" calcext:value-type="string">
            <text:p>Mutual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u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Specialties of this sheet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Forward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Lef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Righ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Back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Weapon Switch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Switch animatio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1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Jump (Ground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Jump (Ground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2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Idle (Airborne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Idle (Airborne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 (Long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 (Long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Grab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4" table:content-validation-name="val5" office:value-type="string" calcext:value-type="string">
            <text:p>Grab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Grab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Grab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Block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5" table:content-validation-name="val5" office:value-type="string" calcext:value-type="string">
            <text:p>Block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Block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Block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agic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Magic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Magic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Different functions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ag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age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No effect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Paus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Mutual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Mutual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Refresh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79" table:content-validation-name="val4" office:value-type="string" calcext:value-type="string">
              <text:p>Cancels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Cancels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Cancels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79" table:content-validation-name="val4" office:value-type="string" calcext:value-type="string">
              <text:p>Mutual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Mutual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Mutual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Mutual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79" table:content-validation-name="val4" office:value-type="string" calcext:value-type="string">
              <text:p>Undecided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Impossible?</text:p>
            </table:table-cell>
            <table:table-cell table:style-name="ce93" table:content-validation-name="val8"/>
            <table:table-cell table:style-name="ce95" table:content-validation-name="val9"/>
            <table:table-cell table:style-name="ce98" table:content-validation-name="val10" office:value-type="string" calcext:value-type="string">
              <text:p>Impossible?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5" table:content-validation-name="val13" office:value-type="string" calcext:value-type="string">
              <text:p>Impossible?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0" table:content-validation-name="val1" office:value-type="string" calcext:value-type="string">
              <text:p>”Refresh columns”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Generate inputs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ov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8" table:content-validation-name="val14"/>
          <table:table-cell table:style-name="ce111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Forward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Lef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Righ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Back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Weapon Switch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Switch animation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Jump (Result 1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Jump (Result 2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Special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S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S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T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Grab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Block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agic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ag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age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Paus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Letting go of inpu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ov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No effect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u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u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Forward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Lef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Righ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nd print various input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Back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Weapon Switch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Switch animation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Switch animatio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Switch animatio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Jump (Result 1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Jump (Ground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Jump (Ground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Jump (Ground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Generate variations”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Jump (Result 2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Idle (Airborne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Idle (Airborne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Idle (Airborne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S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S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T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ccording to the rules of Modifier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Grab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Grab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Grab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Grab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Block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Block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Block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Block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agic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Magic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Magic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Magic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a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age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No effect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No effect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Paus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Mutual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Mutual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Mutual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delete existing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find new rules for conditional formatting from Reactions shee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3. apply new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n animation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 office:value-type="string" calcext:value-type="string">
            <text:p>a combination of the above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4"/>
          <table:table-cell table:style-name="ce81" table:content-validation-name="val4"/>
          <table:table-cell table:style-name="ce86" table:content-validation-name="val5"/>
          <table:table-cell table:style-name="ce88" table:content-validation-name="val6"/>
          <table:table-cell table:style-name="ce91" table:content-validation-name="val7"/>
          <table:table-cell table:style-name="ce94" table:content-validation-name="val8"/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ush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etry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Blades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Head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Prompt 1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Default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</calcext:conditional-formats>
      </table:table>
      <table:table table:name="Inputs" table:style-name="ta1">
        <office:forms form:automatic-focus="false" form:apply-design-mode="false"/>
        <table:table-column table:style-name="co37" table:default-cell-style-name="ce191"/>
        <table:table-column table:style-name="co38" table:default-cell-style-name="ce191"/>
        <table:table-column table:style-name="co39" table:default-cell-style-name="ce191"/>
        <table:table-column table:style-name="co40" table:default-cell-style-name="ce259"/>
        <table:table-column table:style-name="co41" table:default-cell-style-name="ce191"/>
        <table:table-column table:style-name="co11" table:number-columns-repeated="2" table:default-cell-style-name="Default"/>
        <table:table-row table:style-name="ro2">
          <table:table-cell table:style-name="ce275" office:value-type="string" calcext:value-type="string">
            <text:p>Input List</text:p>
          </table:table-cell>
          <table:table-cell table:style-name="ce275" office:value-type="string" calcext:value-type="string">
            <text:p>Input Name</text:p>
          </table:table-cell>
          <table:table-cell table:style-name="ce275" office:value-type="string" calcext:value-type="string">
            <text:p>Input</text:p>
          </table:table-cell>
          <table:table-cell table:style-name="ce258" office:value-type="string" calcext:value-type="string">
            <text:p>Group</text:p>
          </table:table-cell>
          <table:table-cell table:style-name="ce27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table:number-columns-repeated="4"/>
          <table:table-cell table:style-name="ce194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34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34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0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7" table:default-cell-style-name="ce191"/>
        <table:table-column table:style-name="co34" table:default-cell-style-name="ce191"/>
        <table:table-column table:style-name="co14" table:default-cell-style-name="ce191"/>
        <table:table-column table:style-name="co48" table:number-columns-repeated="2" table:default-cell-style-name="ce149"/>
        <table:table-column table:style-name="co49" table:default-cell-style-name="ce149"/>
        <table:table-column table:style-name="co50" table:default-cell-style-name="ce149"/>
        <table:table-column table:style-name="co51" table:default-cell-style-name="ce149"/>
        <table:table-column table:style-name="co52" table:default-cell-style-name="ce149"/>
        <table:table-column table:style-name="co53" table:default-cell-style-name="ce191"/>
        <table:table-column table:style-name="co11" table:default-cell-style-name="Default"/>
        <table:table-row table:style-name="ro2">
          <table:table-cell table:style-name="ce275" office:value-type="string" calcext:value-type="string">
            <text:p>Short Name</text:p>
          </table:table-cell>
          <table:table-cell table:style-name="ce275" office:value-type="string" calcext:value-type="string">
            <text:p>Full Name</text:p>
          </table:table-cell>
          <table:table-cell table:style-name="ce275" office:value-type="string" calcext:value-type="string">
            <text:p>Color</text:p>
          </table:table-cell>
          <table:table-cell table:style-name="ce156" table:content-validation-name="val1" office:value-type="string" calcext:value-type="string">
            <text:p>AND</text:p>
          </table:table-cell>
          <table:table-cell table:style-name="ce156" table:content-validation-name="val1" office:value-type="string" calcext:value-type="string">
            <text:p>OR</text:p>
          </table:table-cell>
          <table:table-cell table:style-name="ce156" table:content-validation-name="val1" office:value-type="string" calcext:value-type="string">
            <text:p>XOR</text:p>
          </table:table-cell>
          <table:table-cell table:style-name="ce158" table:content-validation-name="val1" office:value-type="string" calcext:value-type="string">
            <text:p>NOT</text:p>
          </table:table-cell>
          <table:table-cell table:style-name="ce158" table:content-validation-name="val1" office:value-type="string" calcext:value-type="string">
            <text:p>Math</text:p>
          </table:table-cell>
          <table:table-cell table:style-name="ce158" table:content-validation-name="val1" office:value-type="string" calcext:value-type="string">
            <text:p>Chain</text:p>
          </table:table-cell>
          <table:table-cell table:style-name="ce275" office:value-type="string" calcext:value-type="string">
            <text:p>Notes 1</text:p>
          </table:table-cell>
          <table:table-cell table:style-name="ce19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91"/>
          <table:table-cell table:content-validation-name="val1" table:number-columns-repeated="3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91"/>
          <table:table-cell table:content-validation-name="val1" table:number-columns-repeated="3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5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2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2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 List" table:style-name="ta1">
        <table:table-column table:style-name="co42" table:default-cell-style-name="ce191"/>
        <table:table-column table:style-name="co14" table:default-cell-style-name="ce191"/>
        <table:table-column table:style-name="co43" table:default-cell-style-name="ce191"/>
        <table:table-column table:style-name="co44" table:default-cell-style-name="ce191"/>
        <table:table-row table:style-name="ro2">
          <table:table-cell table:style-name="ce275" office:value-type="string" calcext:value-type="string">
            <text:p>List of Results:</text:p>
          </table:table-cell>
          <table:table-cell table:style-name="ce275" office:value-type="string" calcext:value-type="string">
            <text:p>Color</text:p>
          </table:table-cell>
          <table:table-cell table:number-columns-repeated="2" table:style-name="ce275" office:value-type="string" calcext:value-type="string">
            <text:p>Explanation for the user:</text:p>
          </table:table-cell>
        </table:table-row>
        <table:table-row table:style-name="ro2">
          <table:table-cell table:style-name="ce194" office:value-type="string" calcext:value-type="string">
            <text:p>Undecided</text:p>
          </table:table-cell>
          <table:table-cell table:style-name="ce19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4" office:value-type="string" calcext:value-type="string">
            <text:p>No effect</text:p>
          </table:table-cell>
          <table:table-cell table:style-name="ce282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4" office:value-type="string" calcext:value-type="string">
            <text:p>Impossible?</text:p>
          </table:table-cell>
          <table:table-cell table:style-name="ce300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94" office:value-type="string" calcext:value-type="string">
            <text:p>Prereq</text:p>
          </table:table-cell>
          <table:table-cell table:style-name="ce301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4" office:value-type="string" calcext:value-type="string">
            <text:p>Mutual</text:p>
          </table:table-cell>
          <table:table-cell table:style-name="ce280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94" office:value-type="string" calcext:value-type="string">
            <text:p>Special</text:p>
          </table:table-cell>
          <table:table-cell table:style-name="ce302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303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4" office:value-type="string" calcext:value-type="string">
            <text:p>Buffers</text:p>
          </table:table-cell>
          <table:table-cell table:style-name="ce30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4" office:value-type="string" calcext:value-type="string">
            <text:p>Follows</text:p>
          </table:table-cell>
          <table:table-cell table:style-name="ce30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4" office:value-type="string" calcext:value-type="string">
            <text:p>???</text:p>
          </table:table-cell>
          <table:table-cell table:style-name="ce306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4" office:value-type="string" calcext:value-type="string">
            <text:p>---</text:p>
          </table:table-cell>
          <table:table-cell table:style-name="ce19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307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134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8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9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0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54" table:default-cell-style-name="ce20"/>
        <table:table-column table:style-name="co55" table:default-cell-style-name="ce20"/>
        <table:table-column table:style-name="co20" table:default-cell-style-name="ce20"/>
        <table:table-column table:style-name="co12" table:default-cell-style-name="ce20"/>
        <table:table-column table:style-name="co21" table:default-cell-style-name="ce33"/>
        <table:table-column table:style-name="co13" table:default-cell-style-name="ce33"/>
        <table:table-column table:style-name="co14" table:default-cell-style-name="ce33"/>
        <table:table-column table:style-name="co22" table:default-cell-style-name="ce33"/>
        <table:table-column table:style-name="co23" table:number-columns-repeated="4" table:default-cell-style-name="ce33"/>
        <table:table-column table:style-name="co24" table:number-columns-repeated="2" table:default-cell-style-name="ce33"/>
        <table:table-column table:style-name="co25" table:default-cell-style-name="ce33"/>
        <table:table-column table:style-name="co26" table:number-columns-repeated="2" table:default-cell-style-name="ce33"/>
        <table:table-column table:style-name="co25" table:default-cell-style-name="ce33"/>
        <table:table-column table:style-name="co27" table:default-cell-style-name="ce33"/>
        <table:table-column table:style-name="co54" table:default-cell-style-name="ce20"/>
        <table:table-column table:style-name="co16" table:default-cell-style-name="ce20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row table:style-name="ro2">
          <table:table-cell table:style-name="ce71" table:content-validation-name="val1" office:value-type="string" calcext:value-type="string">
            <text:p>View</text:p>
          </table:table-cell>
          <table:table-cell table:style-name="ce71" table:content-validation-name="val2" office:value-type="string" calcext:value-type="string">
            <text:p>Input List</text:p>
          </table:table-cell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Color</text:p>
          </table:table-cell>
          <table:table-cell table:style-name="ce311" office:value-type="string" calcext:value-type="string">
            <text:p>Hit</text:p>
          </table:table-cell>
          <table:table-cell table:style-name="ce311" office:value-type="string" calcext:value-type="string">
            <text:p>Frames</text:p>
          </table:table-cell>
          <table:table-cell table:style-name="ce311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71" office:value-type="string" calcext:value-type="string">
            <text:p>Full Name</text:p>
          </table:table-cell>
          <table:table-cell table:style-name="ce71" office:value-type="string" calcext:value-type="string">
            <text:p>In-game description</text:p>
          </table:table-cell>
          <table:table-cell table:style-name="ce71" office:value-type="string" calcext:value-type="string">
            <text:p>Notes 1</text:p>
          </table:table-cell>
          <table:table-cell table:style-name="ce71" office:value-type="string" calcext:value-type="string">
            <text:p>Notes 2</text:p>
          </table:table-cell>
          <table:table-cell table:style-name="ce71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48" office:value-type="string" calcext:value-type="string">
            <text:p>x</text:p>
          </table:table-cell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3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5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3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4" table:default-cell-style-name="ce35"/>
        <table:table-column table:style-name="co35" table:number-columns-repeated="2" table:default-cell-style-name="ce35"/>
        <table:table-column table:style-name="co34" table:default-cell-style-name="ce35"/>
        <table:table-column table:style-name="co36" table:default-cell-style-name="ce35"/>
        <table:table-column table:style-name="co17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199" table:content-validation-name="val5" office:value-type="string" calcext:value-type="string">
            <text:p>&gt; Phase 0 result</text:p>
          </table:table-cell>
          <table:table-cell table:style-name="ce199" table:content-validation-name="val6"/>
          <table:table-cell table:style-name="ce206" table:content-validation-name="val7"/>
          <table:table-cell table:style-name="ce209" table:content-validation-name="val8" office:value-type="string" calcext:value-type="string">
            <text:p>&gt; Phase 1 result</text:p>
          </table:table-cell>
          <table:table-cell table:style-name="ce209" table:content-validation-name="val9"/>
          <table:table-cell table:style-name="ce206" table:content-validation-name="val10"/>
          <table:table-cell table:style-name="ce209" table:content-validation-name="val11" office:value-type="string" calcext:value-type="string">
            <text:p>&gt; Phase 2 result</text:p>
          </table:table-cell>
          <table:table-cell table:style-name="ce209" table:content-validation-name="val12"/>
          <table:table-cell table:style-name="ce206" table:content-validation-name="val13"/>
          <table:table-cell table:style-name="ce209" table:content-validation-name="val14" office:value-type="string" calcext:value-type="string">
            <text:p>&gt; Phase 3 result</text:p>
          </table:table-cell>
          <table:table-cell table:style-name="ce209" table:content-validation-name="val15"/>
          <table:table-cell table:style-name="ce206" table:content-validation-name="val16"/>
          <table:table-cell table:style-name="ce209" table:content-validation-name="val17" office:value-type="string" calcext:value-type="string">
            <text:p>&gt; Phase 4 result</text:p>
          </table:table-cell>
          <table:table-cell table:style-name="ce209" table:content-validation-name="val18"/>
          <table:table-cell table:style-name="ce206" table:content-validation-name="val19"/>
          <table:table-cell table:style-name="ce209" table:content-validation-name="val20" office:value-type="string" calcext:value-type="string">
            <text:p>&gt; Phase 5 result</text:p>
          </table:table-cell>
          <table:table-cell table:style-name="ce209" table:content-validation-name="val21"/>
          <table:table-cell table:style-name="ce247" table:content-validation-name="val1" office:value-type="string" calcext:value-type="string">
            <text:p>Notes 1</text:p>
          </table:table-cell>
          <table:table-cell table:style-name="ce247" office:value-type="string" calcext:value-type="string">
            <text:p>Notes 2</text:p>
          </table:table-cell>
          <table:table-cell table:style-name="ce247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91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313" table:content-validation-name="val4" office:value-type="string" calcext:value-type="string">
            <text:p>Impossible?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313" table:content-validation-name="val4" office:value-type="string" calcext:value-type="string">
            <text:p>Mutual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No effect</text:p>
          </table:table-cell>
          <table:table-cell table:style-name="ce324" table:content-validation-name="val8"/>
          <table:table-cell table:style-name="ce326" table:content-validation-name="val9"/>
          <table:table-cell table:style-name="ce328" table:content-validation-name="val10" office:value-type="string" calcext:value-type="string">
            <text:p>No effect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un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7" table:content-validation-name="val1" office:value-type="string" calcext:value-type="string">
            <text:p>Specialties of this sheet: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Forward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oll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oll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8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Left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oll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oll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Right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oll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oll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Back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oll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oll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Weapon Switch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No effect</text:p>
          </table:table-cell>
          <table:table-cell table:style-name="ce324" table:content-validation-name="val8"/>
          <table:table-cell table:style-name="ce326" table:content-validation-name="val9"/>
          <table:table-cell table:style-name="ce328" table:content-validation-name="val10" office:value-type="string" calcext:value-type="string">
            <text:p>No effect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Switch animation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1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Jump (Ground)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Jump (Ground)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Jump (Ground)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2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Idle (Airborne)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Idle (Airborne)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Idle (Airborne)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</text:p>
          </table:table-cell>
          <table:table-cell table:style-name="ce313" table:content-validation-name="val4" office:value-type="string" calcext:value-type="string">
            <text:p>Impossible?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4" table:content-validation-name="val8" office:value-type="string" calcext:value-type="string">
            <text:p>Attack s2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s2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Buffers</text:p>
          </table:table-cell>
          <table:table-cell table:style-name="ce338" table:content-validation-name="val14" office:value-type="string" calcext:value-type="string">
            <text:p>Attack s2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 (Long)</text:p>
          </table:table-cell>
          <table:table-cell table:style-name="ce313" table:content-validation-name="val4" office:value-type="string" calcext:value-type="string">
            <text:p>Impossible?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4" table:content-validation-name="val8" office:value-type="string" calcext:value-type="string">
            <text:p>Attack s2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s2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Buffers</text:p>
          </table:table-cell>
          <table:table-cell table:style-name="ce338" table:content-validation-name="val14" office:value-type="string" calcext:value-type="string">
            <text:p>Attack s2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4" table:content-validation-name="val8" office:value-type="string" calcext:value-type="string">
            <text:p>Attack t1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t1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Buffers</text:p>
          </table:table-cell>
          <table:table-cell table:style-name="ce338" table:content-validation-name="val14" office:value-type="string" calcext:value-type="string">
            <text:p>Attack t1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 (Long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4" table:content-validation-name="val8" office:value-type="string" calcext:value-type="string">
            <text:p>Attack t1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t1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Buffers</text:p>
          </table:table-cell>
          <table:table-cell table:style-name="ce338" table:content-validation-name="val14" office:value-type="string" calcext:value-type="string">
            <text:p>Attack t1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Grab</text:p>
          </table:table-cell>
          <table:table-cell table:style-name="ce313" table:content-validation-name="val4" office:value-type="string" calcext:value-type="string">
            <text:p>Cancels</text:p>
          </table:table-cell>
          <table:table-cell table:style-name="ce317" table:content-validation-name="val5" office:value-type="string" calcext:value-type="string">
            <text:p>Grab</text:p>
          </table:table-cell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Grab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Grab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Grab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8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Block</text:p>
          </table:table-cell>
          <table:table-cell table:style-name="ce313" table:content-validation-name="val4" office:value-type="string" calcext:value-type="string">
            <text:p>Cancels</text:p>
          </table:table-cell>
          <table:table-cell table:style-name="ce318" table:content-validation-name="val5" office:value-type="string" calcext:value-type="string">
            <text:p>Block</text:p>
          </table:table-cell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Block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Block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Block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8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agic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Magic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Magic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Magic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7" table:content-validation-name="val1" office:value-type="string" calcext:value-type="string">
            <text:p>Different functions: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age</text:p>
          </table:table-cell>
          <table:table-cell table:style-name="ce313" table:content-validation-name="val4" office:value-type="string" calcext:value-type="string">
            <text:p>No effect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age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No effect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No effect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8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Pause</text:p>
          </table:table-cell>
          <table:table-cell table:style-name="ce313" table:content-validation-name="val4" office:value-type="string" calcext:value-type="string">
            <text:p>No effect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Mutual</text:p>
          </table:table-cell>
          <table:table-cell table:style-name="ce324" table:content-validation-name="val8"/>
          <table:table-cell table:style-name="ce326" table:content-validation-name="val9"/>
          <table:table-cell table:style-name="ce328" table:content-validation-name="val10" office:value-type="string" calcext:value-type="string">
            <text:p>Mutual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Mutual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0" table:content-validation-name="val1" office:value-type="string" calcext:value-type="string">
            <text:p>”Refresh”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313" table:content-validation-name="val4" office:value-type="string" calcext:value-type="string">
              <text:p>Cancels</text:p>
            </table:table-cell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 office:value-type="string" calcext:value-type="string">
              <text:p>Cancels</text:p>
            </table:table-cell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 office:value-type="string" calcext:value-type="string">
              <text:p>Cancels</text:p>
            </table:table-cell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Cancels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313" table:content-validation-name="val4" office:value-type="string" calcext:value-type="string">
              <text:p>Mutual</text:p>
            </table:table-cell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 office:value-type="string" calcext:value-type="string">
              <text:p>Mutual</text:p>
            </table:table-cell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 office:value-type="string" calcext:value-type="string">
              <text:p>Mutual</text:p>
            </table:table-cell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Mutual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313" table:content-validation-name="val4" office:value-type="string" calcext:value-type="string">
              <text:p>Undecided</text:p>
            </table:table-cell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 office:value-type="string" calcext:value-type="string">
              <text:p>Impossible?</text:p>
            </table:table-cell>
            <table:table-cell table:style-name="ce324" table:content-validation-name="val8"/>
            <table:table-cell table:style-name="ce326" table:content-validation-name="val9"/>
            <table:table-cell table:style-name="ce329" table:content-validation-name="val10" office:value-type="string" calcext:value-type="string">
              <text:p>Impossible?</text:p>
            </table:table-cell>
            <table:table-cell table:style-name="ce331" table:content-validation-name="val11"/>
            <table:table-cell table:style-name="ce333" table:content-validation-name="val12"/>
            <table:table-cell table:style-name="ce336" table:content-validation-name="val13" office:value-type="string" calcext:value-type="string">
              <text:p>Impossible?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0" table:content-validation-name="val1" office:value-type="string" calcext:value-type="string">
              <text:p>”Refresh columns”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0" table:content-validation-name="val1" office:value-type="string" calcext:value-type="string">
            <text:p>”Generate inputs”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Letting go of input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ove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No effect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Forward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Left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Right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Back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Weapon Switch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Switch animation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Jump (Result 1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Jump (Ground)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Jump (Result 2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Special</text:p>
          </table:table-cell>
          <table:table-cell table:style-name="ce331" table:content-validation-name="val11" office:value-type="string" calcext:value-type="string">
            <text:p>Idle (Airborne)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S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s2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S) (Long)</text:p>
          </table:table-cell>
          <table:table-cell table:style-name="ce314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T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t1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T) (Long)</text:p>
          </table:table-cell>
          <table:table-cell table:style-name="ce314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Grab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Grab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Block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Block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agic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Magic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age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age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Pause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Mutual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 office:value-type="string" calcext:value-type="string">
              <text:p>Cancels</text:p>
            </table:table-cell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314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Letting go of input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ov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un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un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1. a single animation is selected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Forward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oll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oll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Left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oll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oll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Right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oll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oll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4. generate rows and print various inputs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Back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oll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oll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Weapon Switch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Switch animation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Switch animation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Switch animation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Jump (Result 1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Jump (Ground)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Jump (Ground)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Jump (Ground)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4" table:content-validation-name="val1" office:value-type="string" calcext:value-type="string">
            <text:p>”Generate variations”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Jump (Result 2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Idle (Airborne)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Idle (Airborne)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Idle (Airborne)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S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Buffers</text:p>
          </table:table-cell>
          <table:table-cell table:style-name="ce340" table:content-validation-name="val14" office:value-type="string" calcext:value-type="string">
            <text:p>Attack s2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Buffers</text:p>
          </table:table-cell>
          <table:table-cell table:style-name="ce347" table:content-validation-name="val17" office:value-type="string" calcext:value-type="string">
            <text:p>Attack s2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1. a single animation is selected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S) (Long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Buffers</text:p>
          </table:table-cell>
          <table:table-cell table:style-name="ce340" table:content-validation-name="val14" office:value-type="string" calcext:value-type="string">
            <text:p>Attack s2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Buffers</text:p>
          </table:table-cell>
          <table:table-cell table:style-name="ce347" table:content-validation-name="val17" office:value-type="string" calcext:value-type="string">
            <text:p>Attack s2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T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Buffers</text:p>
          </table:table-cell>
          <table:table-cell table:style-name="ce340" table:content-validation-name="val14" office:value-type="string" calcext:value-type="string">
            <text:p>Attack t1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Buffers</text:p>
          </table:table-cell>
          <table:table-cell table:style-name="ce347" table:content-validation-name="val17" office:value-type="string" calcext:value-type="string">
            <text:p>Attack t1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T) (Long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Buffers</text:p>
          </table:table-cell>
          <table:table-cell table:style-name="ce340" table:content-validation-name="val14" office:value-type="string" calcext:value-type="string">
            <text:p>Attack t1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Buffers</text:p>
          </table:table-cell>
          <table:table-cell table:style-name="ce347" table:content-validation-name="val17" office:value-type="string" calcext:value-type="string">
            <text:p>Attack t1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4. generate rows according to the rules of Modifier List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Grab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Grab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Grab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Grab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Block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Block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Block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Block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agic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Magic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Magic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Magic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4" table:content-validation-name="val1" office:value-type="string" calcext:value-type="string">
            <text:p>”Add conditional formatting”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ag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age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No effect</text:p>
          </table:table-cell>
          <table:table-cell table:style-name="ce340" table:content-validation-name="val14"/>
          <table:table-cell table:style-name="ce343" table:content-validation-name="val15"/>
          <table:table-cell table:style-name="ce345" table:content-validation-name="val16" office:value-type="string" calcext:value-type="string">
            <text:p>No effect</text:p>
          </table:table-cell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Paus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Mutual</text:p>
          </table:table-cell>
          <table:table-cell table:style-name="ce332" table:content-validation-name="val11"/>
          <table:table-cell table:style-name="ce334" table:content-validation-name="val12"/>
          <table:table-cell table:style-name="ce337" table:content-validation-name="val13" office:value-type="string" calcext:value-type="string">
            <text:p>Mutual</text:p>
          </table:table-cell>
          <table:table-cell table:style-name="ce340" table:content-validation-name="val14"/>
          <table:table-cell table:style-name="ce343" table:content-validation-name="val15"/>
          <table:table-cell table:style-name="ce345" table:content-validation-name="val16" office:value-type="string" calcext:value-type="string">
            <text:p>Mutual</text:p>
          </table:table-cell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1. delete existing rules for conditional formatting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/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/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2. find new rules for conditional formatting from Reactions sheet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5" table:content-validation-name="val1" office:value-type="string" calcext:value-type="string">
            <text:p>3. apply new rules for conditional formatting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7" table:content-validation-name="val1" office:value-type="string" calcext:value-type="string">
            <text:p>”Generate both inputs + variations for an animation”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 office:value-type="string" calcext:value-type="string">
            <text:p>a combination of the above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/>
          <table:table-cell table:style-name="ce355" table:content-validation-name="val21"/>
          <table:table-cell table:style-name="ce368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4"/>
          <table:table-cell table:style-name="ce315" table:content-validation-name="val4"/>
          <table:table-cell table:style-name="ce319" table:content-validation-name="val5"/>
          <table:table-cell table:style-name="ce321" table:content-validation-name="val6"/>
          <table:table-cell table:style-name="ce323" table:content-validation-name="val7"/>
          <table:table-cell table:style-name="ce325" table:content-validation-name="val8"/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/>
          <table:table-cell table:style-name="ce355" table:content-validation-name="val21"/>
          <table:table-cell table:style-name="ce368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314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ush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etry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Blades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Head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Prompt 1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Default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range table:name="Attack_s1" table:base-cell-address="$'Details (Old)'.$A$3" table:cell-range-address="$'Details (Old)'.$A$3:.$A$65"/>
          <table:named-range table:name="Swim" table:base-cell-address="$'Details (Old)'.$A$94" table:cell-range-address="$'Details (Old)'.$A$99:.$A$105"/>
        </table:named-expressions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47" table:default-cell-style-name="ce191"/>
        <table:table-column table:style-name="co34" table:default-cell-style-name="ce191"/>
        <table:table-column table:style-name="co14" table:default-cell-style-name="ce191"/>
        <table:table-column table:style-name="co48" table:number-columns-repeated="2" table:default-cell-style-name="ce259"/>
        <table:table-column table:style-name="co49" table:number-columns-repeated="2" table:default-cell-style-name="ce259"/>
        <table:table-column table:style-name="co53" table:default-cell-style-name="ce191"/>
        <table:table-column table:style-name="co11" table:default-cell-style-name="Default"/>
        <table:table-row table:style-name="ro2">
          <table:table-cell table:style-name="ce233" office:value-type="string" calcext:value-type="string">
            <text:p>Short Name</text:p>
          </table:table-cell>
          <table:table-cell table:style-name="ce233" office:value-type="string" calcext:value-type="string">
            <text:p>Full Name</text:p>
          </table:table-cell>
          <table:table-cell table:style-name="ce233" office:value-type="string" calcext:value-type="string">
            <text:p>Color</text:p>
          </table:table-cell>
          <table:table-cell table:style-name="ce234" table:content-validation-name="val1" office:value-type="string" calcext:value-type="string">
            <text:p>OR Group:</text:p>
          </table:table-cell>
          <table:table-cell table:number-columns-repeated="2" table:style-name="ce234" table:content-validation-name="val1" office:value-type="string" calcext:value-type="string">
            <text:p>NAND Group:</text:p>
          </table:table-cell>
          <table:table-cell table:style-name="ce234" table:content-validation-name="val1" office:value-type="string" calcext:value-type="string">
            <text:p>XNOR Group:</text:p>
          </table:table-cell>
          <table:table-cell table:style-name="ce233" office:value-type="string" calcext:value-type="string">
            <text:p>Notes 1</text:p>
          </table:table-cell>
          <table:table-cell table:style-name="ce19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3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2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2"/>
          <table:table-cell table:style-name="ce157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3" form:id="control3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4" form:id="control4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3"/>
          <draw:control draw:z-index="1" draw:text-style-name="P1" svg:width="33.7mm" svg:height="5.31mm" svg:x="1.92mm" svg:y="1.59mm" draw:control="control4"/>
        </table:shapes>
        <table:table-column table:style-name="co56" table:default-cell-style-name="ce20"/>
        <table:table-column table:style-name="co21" table:default-cell-style-name="ce33"/>
        <table:table-column table:style-name="co13" table:default-cell-style-name="ce33"/>
        <table:table-column table:style-name="co14" table:default-cell-style-name="ce33"/>
        <table:table-column table:style-name="co22" table:default-cell-style-name="ce33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3">
          <table:table-cell table:style-name="ce45" office:value-type="string" calcext:value-type="string">
            <text:p><text:s text:c="44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4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19" table:content-validation-name="val22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2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19" office:value-type="string" calcext:value-type="string">
            <text:p>Notes 1</text:p>
          </table:table-cell>
          <table:table-cell table:style-name="ce19" office:value-type="string" calcext:value-type="string">
            <text:p>Notes 2</text:p>
          </table:table-cell>
          <table:table-cell table:style-name="ce19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table:style-name="ce172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0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5">
          <table:table-cell table:style-name="ce28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">
          <table:table-cell table:style-name="ce28" table:content-validation-name="val22"/>
          <table:table-cell table:number-columns-repeated="2"/>
          <table:table-cell table:content-validation-name="val23"/>
          <table:table-cell/>
          <table:table-cell table:style-name="ce60"/>
          <table:table-cell table:number-columns-repeated="1007"/>
        </table:table-row>
        <table:table-row table:style-name="ro2" table:number-rows-repeated="11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3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3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5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3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4" table:default-cell-style-name="ce35"/>
        <table:table-column table:style-name="co35" table:number-columns-repeated="2" table:default-cell-style-name="ce35"/>
        <table:table-column table:style-name="co34" table:default-cell-style-name="ce35"/>
        <table:table-column table:style-name="co36" table:default-cell-style-name="ce35"/>
        <table:table-column table:style-name="co17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19" office:value-type="string" calcext:value-type="string">
            <text:p>Action Name</text:p>
          </table:table-cell>
          <table:table-cell table:style-name="ce19" office:value-type="string" calcext:value-type="string">
            <text:p>Modifiers</text:p>
          </table:table-cell>
          <table:table-cell table:style-name="ce19" office:value-type="string" calcext:value-type="string">
            <text:p>Input to Compare</text:p>
          </table:table-cell>
          <table:table-cell table:style-name="ce78" table:content-validation-name="val4"/>
          <table:table-cell table:style-name="ce199" table:content-validation-name="val5" office:value-type="string" calcext:value-type="string">
            <text:p>&gt; Phase 0 result</text:p>
          </table:table-cell>
          <table:table-cell table:style-name="ce199" table:content-validation-name="val6"/>
          <table:table-cell table:style-name="ce206" table:content-validation-name="val7"/>
          <table:table-cell table:style-name="ce209" table:content-validation-name="val8" office:value-type="string" calcext:value-type="string">
            <text:p>&gt; Phase 1 result</text:p>
          </table:table-cell>
          <table:table-cell table:style-name="ce209" table:content-validation-name="val9"/>
          <table:table-cell table:style-name="ce206" table:content-validation-name="val10"/>
          <table:table-cell table:style-name="ce209" table:content-validation-name="val11" office:value-type="string" calcext:value-type="string">
            <text:p>&gt; Phase 2 result</text:p>
          </table:table-cell>
          <table:table-cell table:style-name="ce209" table:content-validation-name="val12"/>
          <table:table-cell table:style-name="ce206" table:content-validation-name="val13"/>
          <table:table-cell table:style-name="ce209" table:content-validation-name="val14" office:value-type="string" calcext:value-type="string">
            <text:p>&gt; Phase 3 result</text:p>
          </table:table-cell>
          <table:table-cell table:style-name="ce209" table:content-validation-name="val15"/>
          <table:table-cell table:style-name="ce206" table:content-validation-name="val16"/>
          <table:table-cell table:style-name="ce209" table:content-validation-name="val17" office:value-type="string" calcext:value-type="string">
            <text:p>&gt; Phase 4 result</text:p>
          </table:table-cell>
          <table:table-cell table:style-name="ce209" table:content-validation-name="val18"/>
          <table:table-cell table:style-name="ce206" table:content-validation-name="val19"/>
          <table:table-cell table:style-name="ce209" table:content-validation-name="val20" office:value-type="string" calcext:value-type="string">
            <text:p>&gt; Phase 5 result</text:p>
          </table:table-cell>
          <table:table-cell table:style-name="ce209" table:content-validation-name="val21"/>
          <table:table-cell table:style-name="ce247" table:content-validation-name="val1" office:value-type="string" calcext:value-type="string">
            <text:p>Notes 1</text:p>
          </table:table-cell>
          <table:table-cell table:style-name="ce247" office:value-type="string" calcext:value-type="string">
            <text:p>Notes 2</text:p>
          </table:table-cell>
          <table:table-cell table:style-name="ce247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 table:number-rows-repeated="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1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4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Default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1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4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3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expression table:name="Attack_s1" table:base-cell-address="$'Details Template'.$A$3" table:expression="#REF!"/>
          <table:named-expression table:name="Swim" table:base-cell-address="$'Details Template'.$A$94" table:expression="#REF!"/>
        </table:named-expressions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.00.0000</text:date>, <text:time style:data-style-name="N2" text:time-value="15:53:03.5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12-10T15:53:09.862000000</dc:date>
    <meta:editing-duration>P6DT19H5M4S</meta:editing-duration>
    <meta:editing-cycles>1159</meta:editing-cycles>
    <meta:generator>LibreOffice/5.4.0.3$Windows_X86_64 LibreOffice_project/7556cbc6811c9d992f4064ab9287069087d7f62c</meta:generator>
    <meta:document-statistic meta:table-count="12" meta:cell-count="2145" meta:object-count="4"/>
  </office:meta>
</office:document-meta>
</file>